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うまい水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うまい水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【麦茶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麦茶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【オレンジジュース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オレンジジュース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【紅茶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紅茶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【グレープジュース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グレープジュース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【メロンソーダ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メロンソーダ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【ミックスジュース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ミックスジュース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【イッパツドリンク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イッパツドリンク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5レン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やっほー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